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P-95C operations, based on the owner's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 2022-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X-license-identifier: CC-BY-NC-SA-4.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24-10-11" calcext:value-type="date">
            <text:p>2024-10-11</text:p>
          </table:table-cell>
          <table:table-cell office:value-type="string" calcext:value-type="string">
            <text:p>minor updates and corrections</text:p>
          </table:table-cell>
          <table:table-cell/>
        </table:table-row>
        <table:table-row table:style-name="ro1">
          <table:table-cell table:style-name="ce1" office:value-type="date" office:date-value="2022-10-10" calcext:value-type="date">
            <text:p>2022-10-10</text:p>
          </table:table-cell>
          <table:table-cell office:value-type="string" calcext:value-type="string">
            <text:p>initially created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f codes</text:p>
          </table:table-cell>
          <table:table-cell office:value-type="string" calcext:value-type="string">
            <text:p>operation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RE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TA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, SIN-1, COS, COS-1, TAN, TAN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G, RAD, GRA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-,*,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Z,IS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0-9, SCI0-9, ENG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^x,ln,10^x,lo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C, I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SB 0-9, A-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TO 0-9, A-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&gt;H.MS, -&gt;H, HMS+, HMS-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MP A-D 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L 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, S, mean, lin 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&gt;P, -&gt;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, Delta%, %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E, R/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N, R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NT REG, PRINT Sigma, PRINT space, PRINT STACK, PRINT 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L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L I, RCL 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L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ma+, Sigma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rt, x^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 +/-/*/div 0-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 I, 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=0, etc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lt;&gt;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^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13:.A55])" office:value-type="float" office:value="256" calcext:value-type="float">
            <text:p>256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on-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S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R A,B,C,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A, B, C, 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emory registers, 56-bits eac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0.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.0 through R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turn stack &amp; current program/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 start pointers and end poin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73:.A78])" office:value-type="float" office:value="46" calcext:value-type="float">
            <text:p>46</text:p>
          </table:table-cell>
          <table:table-cell office:value-type="string" calcext:value-type="string">
            <text:p>subtot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ctual hardware memory registers (outside AC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A82]-[.A80]" office:value-type="float" office:value="2" calcext:value-type="float">
            <text:p>2</text:p>
          </table:table-cell>
          <table:table-cell office:value-type="string" calcext:value-type="string">
            <text:p>currently unaccounted f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21:16:34.391437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7:15.847247707</meta:creation-date>
    <dc:date>2024-10-11T21:18:52.472792337</dc:date>
    <meta:editing-duration>PT16M32S</meta:editing-duration>
    <meta:editing-cycles>5</meta:editing-cycles>
    <meta:generator>LibreOffice/24.2.6.2$Linux_X86_64 LibreOffice_project/420$Build-2</meta:generator>
    <meta:document-statistic meta:table-count="1" meta:cell-count="128" meta:object-count="0"/>
  </office:meta>
</office:document-meta>
</file>